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9696" calcext:value-type="float">
            <text:p>70.7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456" calcext:value-type="float">
            <text:p>70.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2744" calcext:value-type="float">
            <text:p>70.7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0072" calcext:value-type="float">
            <text:p>70.6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4936" calcext:value-type="float">
            <text:p>70.7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0552" calcext:value-type="float">
            <text:p>70.7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9864" calcext:value-type="float">
            <text:p>70.5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1304" calcext:value-type="float">
            <text:p>70.6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5416" calcext:value-type="float">
            <text:p>70.7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2264" calcext:value-type="float">
            <text:p>70.6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2368" calcext:value-type="float">
            <text:p>70.7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5312" calcext:value-type="float">
            <text:p>70.6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9216" calcext:value-type="float">
            <text:p>70.6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6272" calcext:value-type="float">
            <text:p>70.7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1408" calcext:value-type="float">
            <text:p>70.7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4352" calcext:value-type="float">
            <text:p>70.6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9836" calcext:value-type="float">
            <text:p>70.6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9488" calcext:value-type="float">
            <text:p>70.5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5104" calcext:value-type="float">
            <text:p>70.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2328" calcext:value-type="float">
            <text:p>70.4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6128" calcext:value-type="float">
            <text:p>70.3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3184" calcext:value-type="float">
            <text:p>70.4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876" calcext:value-type="float">
            <text:p>70.0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1536" calcext:value-type="float">
            <text:p>70.2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9824" calcext:value-type="float">
            <text:p>70.2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64" calcext:value-type="float">
            <text:p>70.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8968" calcext:value-type="float">
            <text:p>70.2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2016" calcext:value-type="float">
            <text:p>70.2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7736" calcext:value-type="float">
            <text:p>70.2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6776" calcext:value-type="float">
            <text:p>70.2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4688" calcext:value-type="float">
            <text:p>70.2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1264" calcext:value-type="float">
            <text:p>70.3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6504" calcext:value-type="float">
            <text:p>70.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3456" calcext:value-type="float">
            <text:p>70.3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0032" calcext:value-type="float">
            <text:p>70.3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6984" calcext:value-type="float">
            <text:p>70.3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29552" calcext:value-type="float">
            <text:p>70.3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5272" calcext:value-type="float">
            <text:p>70.3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1576" calcext:value-type="float">
            <text:p>70.5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2536" calcext:value-type="float">
            <text:p>70.5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1848" calcext:value-type="float">
            <text:p>70.4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8424" calcext:value-type="float">
            <text:p>70.4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1472" calcext:value-type="float">
            <text:p>70.4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3664" calcext:value-type="float">
            <text:p>70.4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6816" calcext:value-type="float">
            <text:p>70.5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6232" calcext:value-type="float">
            <text:p>70.4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7672" calcext:value-type="float">
            <text:p>70.5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0616" calcext:value-type="float">
            <text:p>70.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0512" calcext:value-type="float">
            <text:p>70.3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0136" calcext:value-type="float">
            <text:p>70.4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6544" calcext:value-type="float">
            <text:p>70.6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6336" calcext:value-type="float">
            <text:p>70.5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0344" calcext:value-type="float">
            <text:p>70.5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4248" calcext:value-type="float">
            <text:p>70.5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5208" calcext:value-type="float">
            <text:p>70.6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9112" calcext:value-type="float">
            <text:p>70.6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3872" calcext:value-type="float">
            <text:p>70.6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5688" calcext:value-type="float">
            <text:p>70.6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9592" calcext:value-type="float">
            <text:p>70.6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1952" calcext:value-type="float">
            <text:p>70.4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3288" calcext:value-type="float">
            <text:p>70.5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8632" calcext:value-type="float">
            <text:p>70.5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3392" calcext:value-type="float">
            <text:p>70.5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45376" calcext:value-type="float">
            <text:p>70.4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2224" calcext:value-type="float">
            <text:p>70.3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2432" calcext:value-type="float">
            <text:p>70.5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2056" calcext:value-type="float">
            <text:p>70.5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7192" calcext:value-type="float">
            <text:p>70.4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2704" calcext:value-type="float">
            <text:p>70.4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5168" calcext:value-type="float">
            <text:p>70.3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0888" calcext:value-type="float">
            <text:p>70.3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784" calcext:value-type="float">
            <text:p>70.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0784" calcext:value-type="float">
            <text:p>70.2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8696" calcext:value-type="float">
            <text:p>70.3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3352" calcext:value-type="float">
            <text:p>70.2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4792" calcext:value-type="float">
            <text:p>70.3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4208" calcext:value-type="float">
            <text:p>70.2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2-01-24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7644" calcext:value-type="float">
            <text:p>70.5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1-03-29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1096" calcext:value-type="float">
            <text:p>70.4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20-01-06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19-01-07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6064" calcext:value-type="float">
            <text:p>70.6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18-01-08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17-01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58152" calcext:value-type="float">
            <text:p>70.5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16-09-15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85584" calcext:value-type="float">
            <text:p>70.5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270</text:p>
          </table:table-cell>
          <table:table-cell office:value-type="string" calcext:value-type="string">
            <text:p>OGLLP-032</text:p>
          </table:table-cell>
          <table:table-cell office:value-type="string" calcext:value-type="string">
            <text:p>2016-03-09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3496" calcext:value-type="float">
            <text:p>70.6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358" meta:object-count="0"/>
    <meta:user-defined meta:name="AppVersion">3.0</meta:user-defined>
  </office:meta>
</office:document-meta>
</file>